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paragraph-properties fo:margin-left="1.251cm" fo:margin-right="0cm" fo:text-indent="0cm" style:auto-text-indent="false"/>
      <style:text-properties fo:font-weight="bold" style:font-weight-asian="bold" style:font-weight-complex="bold"/>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style:font-name="Arial" style:font-name-asian="SimSun" style:font-size-asian="16.1000003814697pt" style:font-name-complex="Mangal" style:font-size-complex="16.1000003814697pt"/>
    </style:style>
    <style:style style:name="P6" style:family="paragraph" style:parent-style-name="Table_20_Contents">
      <style:text-properties style:font-name="Arial" fo:font-weight="bold" style:font-name-asian="SimSun" style:font-size-asian="16.1000003814697pt" style:font-weight-asian="bold" style:font-name-complex="Mangal" style:font-size-complex="16.1000003814697pt" style:font-weight-complex="bold"/>
    </style:style>
    <style:style style:name="P7" style:family="paragraph" style:parent-style-name="Table_20_Contents">
      <style:text-properties style:font-name="Arial" fo:font-size="11pt" fo:font-weight="bold" style:font-name-asian="SimSun" style:font-size-asian="11pt" style:font-weight-asian="bold" style:font-name-complex="Mangal" style:font-size-complex="11pt"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0.5pt" fo:font-weight="bold" style:font-size-asian="10.5pt" style:font-weight-asian="bold" style:font-size-complex="10.5pt" style:font-weight-complex="bold"/>
    </style:style>
    <style:style style:name="P10" style:family="paragraph" style:parent-style-name="Standard" style:list-style-name="L2">
      <style:text-properties fo:font-size="10.5pt" fo:font-weight="bold" style:font-size-asian="10.5pt" style:font-weight-asian="bold" style:font-size-complex="10.5pt" style:font-weight-complex="bold"/>
    </style:style>
    <style:style style:name="P11" style:family="paragraph" style:parent-style-name="Standard">
      <style:text-properties fo:font-size="10.5pt" fo:font-weight="normal" style:font-size-asian="10.5pt" style:font-weight-asian="normal" style:font-size-complex="10.5pt" style:font-weight-complex="normal"/>
    </style:style>
    <style:style style:name="P12" style:family="paragraph" style:parent-style-name="Standard">
      <style:paragraph-properties fo:margin-left="1.251cm" fo:margin-right="0cm" fo:text-indent="0cm" style:auto-text-indent="false"/>
      <style:text-properties fo:font-size="10.5pt" fo:font-weight="bold" style:font-size-asian="10.5pt" style:font-weight-asian="bold" style:font-size-complex="10.5pt" style:font-weight-complex="bold"/>
    </style:style>
    <style:style style:name="P13" style:family="paragraph" style:parent-style-name="Text_20_body" style:list-style-name="L1"/>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Heading">
      <style:text-properties fo:font-size="16pt" style:font-size-asian="16pt" style:font-size-complex="16pt"/>
    </style:style>
    <style:style style:name="P17" style:family="paragraph" style:parent-style-name="Heading">
      <style:paragraph-properties fo:break-before="page"/>
      <style:text-properties fo:font-size="16pt" style:font-size-asian="16pt" style:font-size-complex="16pt"/>
    </style:style>
    <style:style style:name="P18" style:family="paragraph" style:parent-style-name="Heading_20_1">
      <style:text-properties fo:font-size="13pt" style:font-size-asian="13pt" style:font-size-complex="13pt"/>
    </style:style>
    <style:style style:name="P19"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uilding Arvato Aroma – Getting Started Guide</text:p>
      <text:p text:style-name="P1">These are the necessary steps setting up your aroma work environment (maven and eclipse) for the first time.</text:p>
      <text:h text:style-name="Heading_20_1" text:outline-level="1">Install Necessary Software</text:h>
      <text:p text:style-name="Standard">Eclipse, Subversion Plugin, Maven 3, …</text:p>
      <text:h text:style-name="Heading_20_1" text:outline-level="1">Prepare Maven</text:h>
      <text:p text:style-name="Text_20_body">Add the maven batch file mvn.bat to your system's path. </text:p>
      <text:p text:style-name="Text_20_body">Note: It's not required to set the M2_HOME environment variable, but it won't hurt, either.</text:p>
      <text:h text:style-name="Heading_20_1" text:outline-level="1">Create And Prepare Eclipse Workspace</text:h>
      <text:p text:style-name="Text_20_body">Create a new Eclipse workspace. </text:p>
      <text:p text:style-name="Text_20_body">Checkout modules: [modules list]. You don't need to worry about project natures or build path problems at this point. Simply check out anyhow, we'll fix everything later.</text:p>
      <text:p text:style-name="Text_20_body">Then the eclipse workspace needs a build path variable taht points to your local maven repository. Open a command shell and cd to your newly created workspace. Maven will set the required variable when executing (in your workspace)</text:p>
      <text:p text:style-name="command_20_line">workspace&gt; mvn -Declipse.workspace=. eclipse:add-maven-repo</text:p>
      <text:h text:style-name="Heading_20_1" text:outline-level="1">Get A Local Profile</text:h>
      <text:p text:style-name="Text_20_body">The local profile that you need to run the various aroma applications locally is not checked into svn, so that each developer's settings do not interferre. You need to get a recent profile folder from another developer and copy it into the <text:span text:style-name="T1">profiles</text:span> folder in the aromaMaster project. More info on profiles later.</text:p>
      <text:h text:style-name="Heading_20_1" text:outline-level="1">Generate Profile Information And Jars For Local Use</text:h>
      <text:p text:style-name="Text_20_body">The aroma-maven build needs some information about the aroma stages (e.g. prod, devel, local, etc.) and the clients (e.g. adidas, reebok etc.). This information is generated and stored in your local maven repository for instant access. Eclipse project configuration will be generated along the way.</text:p>
      <text:p text:style-name="Text_20_body">Cd to the aromaConfigGenerator project and execute</text:p>
      <text:p text:style-name="command_20_line">aromaConfigGenerator&gt; mvn install eclipse:eclipse</text:p>
      <text:p text:style-name="Text_20_body">Then cd to your aromaMaster module and also install all modules in your local maven repository and setup eclipse project configurations also</text:p>
      <text:p text:style-name="command_20_line">aromaMaster&gt; mvn -Padidas install eclipse:eclipse</text:p>
      <text:p text:style-name="Standard">This will take a while.... Be sure to refresh your workspace afterwards. </text:p>
      <text:h text:style-name="Heading_20_1" text:outline-level="1">That's It</text:h>
      <text:p text:style-name="Text_20_body">You should have a valid eclipse workspace with all the required dependencies in your local maven repository. All eclipse projects should have a valid classpath.</text:p>
      <text:h text:style-name="P18" text:outline-level="1">Tip</text:h>
      <text:p text:style-name="P3">There are some helpers in <text:span text:style-name="T1">aromaMaster/build-helpers</text:span>. Basicly there are some ant build files that you can use to execute the most mvn calls that you'll use from day to day with just one click. Import the files „aidas.xml“, „avid.xml“, …, „system-config.xml“ in your ant view in eclipse.</text:p>
      <text:p text:style-name="P3">There are also some eclipse launch configurations prepared for you, that you can use to debug your local aroma applications. Just import them from <text:span text:style-name="T1">aromaMaster/eclipse. </text:span><text:span text:style-name="T2">If you have started your applications with those helpers mentioned above, debugging works out of the 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3pt" fo:font-weight="bold" style:font-size-asian="115%" style:font-weight-asian="bold" style:font-size-complex="115%" style:font-weight-complex="bold"/>
    </style:style>
    <style:style style:name="command_20_line" style:display-name="command line" style:family="paragraph" style:parent-style-name="Text_20_body" style:class="text">
      <style:paragraph-properties fo:margin-left="0.499cm" fo:margin-right="0cm" fo:text-indent="0cm" style:auto-text-indent="false"/>
      <style:text-properties style:font-name="Courier New"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4T11:31:09.55</meta:creation-date>
    <dc:date>2010-11-14T21:15:59.47</dc:date>
    <meta:editing-duration>PT04H29M54S</meta:editing-duration>
    <meta:editing-cycles>74</meta:editing-cycles>
    <meta:generator>OpenOffice.org/3.2$Win32 OpenOffice.org_project/320m18$Build-9502</meta:generator>
    <meta:print-date>2010-11-14T15:23:35.49</meta:print-date>
    <meta:document-statistic meta:table-count="0" meta:image-count="0" meta:object-count="0" meta:page-count="1" meta:paragraph-count="26" meta:word-count="421" meta:character-count="2676"/>
  </office:meta>
</office:document-meta>
</file>